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0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age_Processing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 elapsed was 376ns or 0.000000376s</text:p>
          </table:table-cell>
          <table:table-cell office:value-type="float" office:value="0.000000376" calcext:value-type="float">
            <text:p>3.76E-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419ns or 0.000000419s</text:p>
          </table:table-cell>
          <table:table-cell office:value-type="float" office:value="0.000000419" calcext:value-type="float">
            <text:p>4.19E-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600ns or 0.000000600s</text:p>
          </table:table-cell>
          <table:table-cell office:value-type="float" office:value="0.0000006" calcext:value-type="float">
            <text:p>6E-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1130ns or 0.000001130s</text:p>
          </table:table-cell>
          <table:table-cell office:value-type="float" office:value="0.00000113" calcext:value-type="float">
            <text:p>1.13E-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374ns or 0.000000374s</text:p>
          </table:table-cell>
          <table:table-cell office:value-type="float" office:value="0.000000374" calcext:value-type="float">
            <text:p>3.74E-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607ns or 0.000000607s</text:p>
          </table:table-cell>
          <table:table-cell office:value-type="float" office:value="0.000000607" calcext:value-type="float">
            <text:p>6.07E-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367ns or 0.000000367s</text:p>
          </table:table-cell>
          <table:table-cell office:value-type="float" office:value="0.000000367" calcext:value-type="float">
            <text:p>3.67E-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911ns or 0.000000911s</text:p>
          </table:table-cell>
          <table:table-cell office:value-type="float" office:value="0.000000911" calcext:value-type="float">
            <text:p>9.11E-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1188ns or 0.000001188s</text:p>
          </table:table-cell>
          <table:table-cell office:value-type="float" office:value="0.000001188" calcext:value-type="float">
            <text:p>1.188E-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ime elapsed was 511ns or 0.000000511s</text:p>
          </table:table-cell>
          <table:table-cell office:value-type="float" office:value="0.000000511" calcext:value-type="float">
            <text:p>5.11E-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10])" office:value-type="float" office:value="0.0000006483" calcext:value-type="float">
            <text:p>6.483E-07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3T12:58:05.263520805</dc:date>
    <meta:editing-duration>PT4M41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